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04B0000012C8067281A.png"/>
  <manifest:file-entry manifest:media-type="image/png" manifest:full-path="Pictures/1000000000000122000000305DBEBD75.pn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application/vnd.sun.xml.ui.configuration" manifest:full-path="Object 2/Configurations2/"/>
  <manifest:file-entry manifest:media-type="image/png" manifest:full-path="Object 2/Pictures/10000000000000200000002000309F1C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>
      <style:graphic-properties style:protect="size"/>
    </style:style>
    <style:style style:name="pr1" style:family="presentation" style:parent-style-name="presentation_5f_template-subtitle">
      <style:graphic-properties draw:fill-color="#ffffff" draw:auto-grow-height="true" fo:min-height="15.39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5.393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title">
      <style:graphic-properties draw:fill-color="#ffffff" fo:min-height="1.659cm"/>
    </style:style>
    <style:style style:name="pr7" style:family="presentation" style:parent-style-name="presentation_5f_template-outline1">
      <style:graphic-properties draw:fill-color="#ffffff" fo:min-height="15.142cm"/>
    </style:style>
    <style:style style:name="pr8" style:family="presentation" style:parent-style-name="modele_5f_ooo-title">
      <style:graphic-properties draw:fill-color="#ffffff" draw:auto-grow-height="true" fo:min-height="1.91cm"/>
    </style:style>
    <style:style style:name="pr9" style:family="presentation" style:parent-style-name="modele_5f_ooo-outline1">
      <style:graphic-properties draw:stroke="none" draw:fill="none" draw:fill-color="#ffffff" draw:auto-grow-height="true" fo:min-height="6.213cm"/>
    </style:style>
    <style:style style:name="pr10" style:family="presentation" style:parent-style-name="modele_5f_ooo-notes">
      <style:graphic-properties draw:fill-color="#ffffff" fo:min-height="11.413cm"/>
    </style:style>
    <style:style style:name="pr11" style:family="presentation" style:parent-style-name="presentation_5f_template-subtitle">
      <style:graphic-properties draw:fill-color="#ffffff" fo:min-height="15.142cm"/>
    </style:style>
    <style:style style:name="pr12" style:family="presentation" style:parent-style-name="presentation_5f_template-outline1" style:list-style-name="L5">
      <style:graphic-properties draw:fill-color="#ffffff" draw:auto-grow-height="true" fo:min-height="15.386cm"/>
    </style:style>
    <style:style style:name="pr13" style:family="presentation" style:parent-style-name="presentation_5f_template-notes">
      <style:graphic-properties draw:fill-color="#ffffff" fo:min-height="11.413cm"/>
    </style:style>
    <style:style style:name="pr14" style:family="presentation" style:parent-style-name="presentation_5f_template-title" style:list-style-name="L1">
      <style:graphic-properties draw:fill-color="#ffffff" draw:auto-grow-height="true" fo:min-height="1.91cm"/>
    </style:style>
    <style:style style:name="pr15" style:family="presentation" style:parent-style-name="presentation_5f_template-outline1">
      <style:graphic-properties draw:fill-color="#ffffff" draw:auto-grow-height="true" fo:min-height="15.386cm"/>
    </style:style>
    <style:style style:name="pr16" style:family="presentation" style:parent-style-name="presentation_5f_template-title" style:list-style-name="L1">
      <style:graphic-properties draw:fill-color="#ffffff" draw:auto-grow-height="true" fo:min-height="1.91cm"/>
    </style:style>
    <style:style style:name="pr17" style:family="presentation" style:parent-style-name="presentation_5f_template-subtitle" style:list-style-name="L6">
      <style:graphic-properties draw:fill-color="#ffffff" draw:auto-grow-height="true" fo:min-height="15.393cm"/>
    </style:style>
    <style:style style:name="pr18" style:family="presentation" style:parent-style-name="presentation_5f_template-outline1" style:list-style-name="L7">
      <style:graphic-properties draw:fill-color="#ffffff" draw:auto-grow-height="true" fo:min-height="15.386cm"/>
    </style:style>
    <style:style style:name="pr19" style:family="presentation" style:parent-style-name="presentation_5f_template-title" style:list-style-name="L1">
      <style:graphic-properties draw:fill-color="#ffffff" draw:auto-grow-height="true" fo:min-height="1.91cm"/>
    </style:style>
    <style:style style:name="pr20" style:family="presentation" style:parent-style-name="presentation_5f_template-subtitle" style:list-style-name="L6">
      <style:graphic-properties draw:fill-color="#ffffff" draw:auto-grow-height="true" fo:min-height="15.3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5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1.2cm" fo:margin-right="0cm" fo:text-align="center" fo:text-indent="-0.6cm"/>
      <style:text-properties fo:font-size="28pt"/>
    </style:style>
    <style:style style:name="T1" style:family="text">
      <style:text-properties fo:font-family="'Bitstream Vera Sans Mono'" style:font-pitch="fixed" fo:font-size="22pt" fo:font-style="italic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  <text:list-style style:name="L4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08cm" fo:height="0.49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85%"/>
      </text:list-level-style-bullet>
    </text:list-style>
    <text:list-style style:name="L5">
      <text:list-level-style-number text:level="1" style:num-suffix="." style:num-format="1">
        <style:list-level-properties text:space-before="1.6cm" text:min-label-width="0.8cm"/>
        <style:text-properties fo:color="#9999cc" fo:font-size="90%"/>
      </text:list-level-style-number>
      <text:list-level-style-bullet text:level="2" text:bullet-char="•">
        <style:list-level-properties text:space-before="1.6cm" text:min-label-width="0.8cm"/>
        <style:text-properties fo:font-family="'Bitstream Vera Sans Mono'" style:font-family-generic="swiss" style:font-pitch="fixed" fo:color="#9999cc" fo:font-size="90%"/>
      </text:list-level-style-bullet>
      <text:list-level-style-bullet text:level="3" text:bullet-char="∘">
        <style:list-level-properties text:space-before="3cm" text:min-label-width="0.6cm"/>
        <style:text-properties fo:font-family="'Bitstream Vera Sans Mono'" style:font-family-generic="swiss" style:font-pitch="fixed" fo:color="#9999cc" fo:font-size="90%"/>
      </text:list-level-style-bullet>
      <text:list-level-style-bullet text:level="4" text:bullet-char="∘">
        <style:list-level-properties text:space-before="4.2cm" text:min-label-width="0.6cm"/>
        <style:text-properties fo:font-family="'Bitstream Vera Sans Mono'" style:font-family-generic="swiss" style:font-pitch="fixed" fo:color="#9999cc" fo:font-size="90%"/>
      </text:list-level-style-bullet>
      <text:list-level-style-bullet text:level="5" text:bullet-char="∘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∘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∘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∘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∘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340000000E433891CC.png" xlink:type="simple" xlink:show="embed" xlink:actuate="onLoad">
        <style:list-level-properties text:space-before="1.6cm" text:min-label-width="0.8cm" style:vertical-pos="middle" style:vertical-rel="line" fo:width="1.08cm" fo:height="0.49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85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85%"/>
      </text:list-level-style-bullet>
    </text:list-style>
  </office:automatic-styles>
  <office:body>
    <office:presentation>
      <presentation:footer-decl presentation:name="ftr1">Getting introduced to URE</presentation:footer-decl>
      <draw:page draw:name="Title" draw:style-name="dp1" draw:master-page-name="presentation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624cm" svg:height="15.393cm" svg:x="3.779cm" svg:y="3.78cm" presentation:class="subtitle">
          <draw:text-box>
            <text:p text:style-name="P1">Getting introduced to URE</text:p>
          </draw:text-box>
        </draw:frame>
        <presentation:notes draw:style-name="dp2">
          <draw:page-thumbnail draw:style-name="gr1" draw:layer="layout" svg:width="13.715cm" svg:height="2.957cm" svg:x="3.641cm" svg:y="5.246cm" draw:page-number="1" presentation:class="page"/>
          <draw:frame presentation:style-name="pr2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Agenda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Introduction</text:p>
              </text:list-item>
            </text:list>
            <text:list text:style-name="L3">
              <text:list-item>
                <text:list>
                  <text:list-item>
                    <text:p text:style-name="P5">Who am I 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hat is the URE ?</text:p>
                  </text:list-item>
                </text:list>
              </text:list-item>
            </text:list>
            <text:list text:style-name="L3">
              <text:list-item>
                <text:p text:style-name="P4">Creating a first application</text:p>
              </text:list-item>
            </text:list>
            <text:list text:style-name="L3">
              <text:list-item>
                <text:list>
                  <text:list-item>
                    <text:p text:style-name="P5">How it w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e difficult points</text:p>
                  </text:list-item>
                </text:list>
              </text:list-item>
            </text:list>
            <text:list text:style-name="L3">
              <text:list-item>
                <text:p text:style-name="P4">Eclipse integration</text:p>
              </text:list-item>
            </text:list>
            <text:list text:style-name="L3">
              <text:list-item>
                <text:list>
                  <text:list-item>
                    <text:p text:style-name="P5">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ffort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who am I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59cm" presentation:class="title" presentation:user-transformed="true">
          <draw:text-box>
            <text:p text:style-name="P3">Who am I ?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OpenOffice.org community member</text:p>
              </text:list-item>
            </text:list>
            <text:list text:style-name="L3">
              <text:list-item>
                <text:list>
                  <text:list-item>
                    <text:p text:style-name="P5">For ~2 yea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R and API projects</text:p>
                  </text:list-item>
                </text:list>
              </text:list-item>
            </text:list>
            <text:list text:style-name="L3">
              <text:list-item>
                <text:p text:style-name="P4">Happy Google Summer of coder 2005</text:p>
              </text:list-item>
            </text:list>
            <text:list text:style-name="L3">
              <text:list-item>
                <text:list>
                  <text:list-item>
                    <text:p text:style-name="P5">Started the integ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iscovered the community</text:p>
                  </text:list-item>
                </text:list>
              </text:list-item>
            </text:list>
            <text:list text:style-name="L3">
              <text:list-item>
                <text:p text:style-name="P4">Interested in UNO</text:p>
              </text:list-item>
            </text:list>
            <text:list text:style-name="L3">
              <text:list-item>
                <text:list>
                  <text:list-item>
                    <text:p text:style-name="P5">Converted some friends to UN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reated some docs about UNO &amp; 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3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what is URE" draw:style-name="dp1" draw:master-page-name="presentation_5f_template" presentation:presentation-page-layout-name="AL2T1" presentation:use-footer-name="ftr1">
        <draw:frame presentation:style-name="pr6" draw:text-style-name="P3" draw:layer="layout" svg:width="16.281cm" svg:height="1.659cm" svg:x="0.418cm" svg:y="0.385cm" presentation:class="title" presentation:user-transformed="true">
          <draw:text-box>
            <text:p text:style-name="P3">What is the URE ?</text:p>
          </draw:text-box>
        </draw:frame>
        <draw:frame presentation:style-name="pr7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What is UNO ?</text:p>
              </text:list-item>
            </text:list>
            <text:list text:style-name="L3">
              <text:list-item>
                <text:list>
                  <text:list-item>
                    <text:p text:style-name="P5">OpenOffice.org component mod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istributed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ross-languages calls (through bridg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PI Specification &amp; Implementation separated</text:p>
                  </text:list-item>
                </text:list>
              </text:list-item>
            </text:list>
            <text:list text:style-name="L3">
              <text:list-item>
                <text:p text:style-name="P4">And the URE ?</text:p>
              </text:list-item>
            </text:list>
            <text:list text:style-name="L3">
              <text:list-item>
                <text:list>
                  <text:list-item>
                    <text:p text:style-name="P5">Subset of OpenOffice.or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Giving UNO features to another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4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specs" draw:style-name="dp1" draw:master-page-name="presentation_5f_template" presentation:presentation-page-layout-name="AL2T1" presentation:use-footer-name="ftr1">
        <draw:frame presentation:style-name="pr6" draw:text-style-name="P3" draw:layer="layout" svg:width="16.281cm" svg:height="1.659cm" svg:x="0.418cm" svg:y="0.385cm" presentation:class="title" presentation:user-transformed="true">
          <draw:text-box>
            <text:p text:style-name="P3">How it works</text:p>
          </draw:text-box>
        </draw:frame>
        <draw:frame presentation:style-name="pr7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Specification &amp; Implementation</text:p>
              </text:list-item>
            </text:list>
          </draw:text-box>
        </draw:frame>
        <draw:custom-shape draw:style-name="Arrows" draw:layer="layout" svg:width="3.451cm" svg:height="1.438cm" draw:transform="rotate (1.5707963267946) translate (10.174cm 10.548cm)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URE" draw:layer="layout" svg:width="14.207cm" svg:height="2.071cm" svg:x="8.449cm" svg:y="5.026cm">
          <text:p text:style-name="P1">UNO Runtime Environment</text:p>
        </draw:rect>
        <draw:g>
          <draw:rect draw:style-name="Component" draw:layer="layout" svg:width="7.764cm" svg:height="8.455cm" svg:x="6.954cm" svg:y="10.605cm">
            <text:p text:style-name="P1">Component</text:p>
          </draw:rect>
          <draw:rect draw:style-name="Specs" draw:layer="layout" svg:width="6.96cm" svg:height="1.726cm" svg:x="7.241cm" svg:y="11.007cm">
            <text:p text:style-name="P1">UNO-IDL<text:line-break/>Specifications</text:p>
          </draw:rect>
          <draw:rect draw:style-name="Implementation" draw:layer="layout" svg:width="6.96cm" svg:height="4.946cm" svg:x="7.241cm" svg:y="13.078cm">
            <text:p text:style-name="P1">Implementation</text:p>
            <text:p text:style-name="P1">C++ / Java / Python</text:p>
          </draw:rect>
        </draw:g>
        <draw:g>
          <draw:rect draw:style-name="Component" draw:layer="layout" svg:width="7.764cm" svg:height="8.455cm" svg:x="16.732cm" svg:y="10.549cm">
            <text:p text:style-name="P1">Component</text:p>
          </draw:rect>
          <draw:rect draw:style-name="Specs" draw:layer="layout" svg:width="6.96cm" svg:height="1.726cm" svg:x="17.019cm" svg:y="10.951cm">
            <text:p text:style-name="P1">UNO-IDL<text:line-break/>Specifications</text:p>
          </draw:rect>
          <draw:rect draw:style-name="Implementation" draw:layer="layout" svg:width="6.96cm" svg:height="4.946cm" svg:x="17.019cm" svg:y="13.022cm">
            <text:p text:style-name="P1">Implementation</text:p>
            <text:p text:style-name="P1">C++ / Java / Python</text:p>
          </draw:rect>
        </draw:g>
        <draw:custom-shape draw:style-name="Arrows" draw:layer="layout" svg:width="3.451cm" svg:height="1.438cm" draw:transform="rotate (1.5707963267946) translate (19.595cm 10.532cm)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715cm" svg:height="2.957cm" svg:x="3.641cm" svg:y="5.246cm" draw:page-number="5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UNODev" draw:style-name="dp3" draw:master-page-name="modele_5f_ooo" presentation:presentation-page-layout-name="AL3T17">
        <draw:frame presentation:style-name="pr8" draw:text-style-name="P3" draw:layer="layout" svg:width="16.439cm" svg:height="1.91cm" svg:x="0.26cm" svg:y="0.259cm" presentation:class="title" presentation:user-transformed="true">
          <draw:text-box>
            <text:p text:style-name="P3">How it works</text:p>
          </draw:text-box>
        </draw:frame>
        <draw:frame presentation:style-name="pr9" draw:text-style-name="P4" draw:layer="layout" svg:width="23.624cm" svg:height="6.213cm" svg:x="3.779cm" svg:y="3.787cm" presentation:class="outline" presentation:user-transformed="true">
          <draw:text-box>
            <text:list text:style-name="L4">
              <text:list-item>
                <text:p text:style-name="P4">SDK tools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idlc</text:span>: UNO-IDL file compi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regmerge</text:span>: merging urd files into a rdb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javamaker</text:span>: Java types definitions generation</text:p>
                  </text:list-item>
                </text:list>
              </text:list-item>
            </text:list>
          </draw:text-box>
        </draw:frame>
        <draw:frame draw:name="Object 4" draw:style-name="standard" draw:layer="layout" svg:width="23.624cm" svg:height="8.659cm" svg:x="3.779cm" svg:y="10.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10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difficulties" draw:style-name="dp1" draw:master-page-name="presentation_5f_template" presentation:presentation-page-layout-name="AL2T1" presentation:use-footer-name="ftr1">
        <draw:frame presentation:style-name="pr6" draw:text-style-name="P3" draw:layer="layout" svg:width="16.281cm" svg:height="1.659cm" svg:x="0.418cm" svg:y="0.385cm" presentation:class="title" presentation:user-transformed="true">
          <draw:text-box>
            <text:p text:style-name="P3">The difficult points</text:p>
          </draw:text-box>
        </draw:frame>
        <draw:frame presentation:style-name="pr7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Learning UNO</text:p>
              </text:list-item>
            </text:list>
            <text:list text:style-name="L3">
              <text:list-item>
                <text:list>
                  <text:list-item>
                    <text:p text:style-name="P5">Specifications &amp; Implementation not eas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 major problem for people knowing CORBA, ICE...</text:p>
                  </text:list-item>
                </text:list>
              </text:list-item>
            </text:list>
            <text:list text:style-name="L3">
              <text:list-item>
                <text:p text:style-name="P4">Tutorials for real beginners</text:p>
              </text:list-item>
            </text:list>
            <text:list text:style-name="L3">
              <text:list-item>
                <text:list>
                  <text:list-item>
                    <text:p text:style-name="P5">Explaining main new concept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Implement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Proxy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The build chai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How to create a new component from scr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7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Eclipse, introduction" draw:style-name="dp1" draw:master-page-name="presentation_5f_template" presentation:presentation-page-layout-name="AL2T1" presentation:use-footer-name="ftr1">
        <draw:frame presentation:style-name="pr6" draw:text-style-name="P3" draw:layer="layout" svg:width="16.281cm" svg:height="1.659cm" svg:x="0.418cm" svg:y="0.385cm" presentation:class="title" presentation:user-transformed="true">
          <draw:text-box>
            <text:p text:style-name="P3">Eclipse integration</text:p>
          </draw:text-box>
        </draw:frame>
        <draw:frame presentation:style-name="pr7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Started by a Google Summer of Code 2005</text:p>
              </text:list-item>
            </text:list>
            <text:list text:style-name="L3">
              <text:list-item>
                <text:list>
                  <text:list-item>
                    <text:p text:style-name="P5">Step 1: creating a general component</text:p>
                  </text:list-item>
                </text:list>
              </text:list-item>
            </text:list>
            <text:list text:style-name="L3">
              <text:list-item>
                <text:p text:style-name="P4">Continued during the 2006 year</text:p>
              </text:list-item>
            </text:list>
            <text:list text:style-name="L3">
              <text:list-item>
                <text:list>
                  <text:list-item>
                    <text:p text:style-name="P5">Step 2: making better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ode refactor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ode documentation to comple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Writing plugin developer document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ep 3: building the compon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Generating an implementation skelet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Generating services.rd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Running a URE application from Run comm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8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Eclipse, demo" draw:style-name="dp1" draw:master-page-name="presentation_5f_template" presentation:presentation-page-layout-name="AL1T0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Eclipse Integration</text:p>
          </draw:text-box>
        </draw:frame>
        <draw:frame presentation:style-name="pr11" draw:text-style-name="P1" draw:layer="layout" svg:width="23.624cm" svg:height="15.142cm" svg:x="3.779cm" svg:y="3.905cm" presentation:class="subtitle">
          <draw:text-box>
            <text:p text:style-name="P1">Presentation</text:p>
          </draw:text-box>
        </draw:frame>
        <presentation:notes draw:style-name="dp2">
          <draw:page-thumbnail draw:style-name="gr1" draw:layer="layout" svg:width="13.715cm" svg:height="2.957cm" svg:x="3.641cm" svg:y="5.246cm" draw:page-number="9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Eclipse, next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Eclipse integration</text:p>
          </draw:text-box>
        </draw:frame>
        <draw:frame presentation:style-name="pr7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Efforts needed</text:p>
              </text:list-item>
            </text:list>
            <text:list text:style-name="L3">
              <text:list-item>
                <text:list>
                  <text:list-item>
                    <text:p text:style-name="P5">Step 3: Fully integrate uno-skeletonmak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Adding new wizard to create Calc, chart addi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Adding wizards to create all kind of IDL typ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Removing the “New IDL file” wizar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ep 4: Adding other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++, Pyth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French, German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Writing more user and developer do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0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Biblio" draw:style-name="dp3" draw:master-page-name="presentation_5f_template" presentation:presentation-page-layout-name="AL2T1">
        <office:forms form:automatic-focus="false" form:apply-design-mode="false"/>
        <draw:frame presentation:style-name="pr3" draw:text-style-name="P3" draw:layer="layout" svg:width="16.281cm" svg:height="1.91cm" svg:x="0.418cm" svg:y="0.26cm" presentation:class="title">
          <draw:text-box>
            <text:p text:style-name="P3">Bibliography</text:p>
          </draw:text-box>
        </draw:frame>
        <draw:frame draw:name="Object 1" draw:style-name="standard" draw:layer="layout" svg:width="23.668cm" svg:height="15.385cm" svg:x="3.735cm" svg:y="3.7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2" draw:text-style-name="P5" draw:layer="layout" svg:width="23.721cm" svg:height="15.386cm" svg:x="3.779cm" svg:y="3.78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UDK project <text:tab/><text:tab/> http://udk.openoffice.org/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PI project<text:tab/><text:tab/><text:tab/> http://api.openoffice.org/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penOffice.org Developer's Gui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hapter 3 – Professional UN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hapter 4 – Writing UNO compon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penOffice.org Coding Guidel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tools.openoffice.org/CodingGuidelines.sx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1" presentation:class="page"/>
          <draw:frame presentation:style-name="pr1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cks" draw:style-name="dp3" draw:master-page-name="presentation_5f_template" presentation:presentation-page-layout-name="AL2T1">
        <draw:frame presentation:style-name="pr14" draw:text-style-name="P1" draw:layer="layout" svg:width="16.439cm" svg:height="1.91cm" svg:x="0.26cm" svg:y="0.259cm" presentation:class="title" presentation:user-transformed="true">
          <draw:text-box>
            <text:p text:style-name="P3">Acknowledgments</text:p>
          </draw:text-box>
        </draw:frame>
        <draw:frame presentation:style-name="pr15" draw:text-style-name="P4" draw:layer="layout" svg:width="23.624cm" svg:height="15.386cm" svg:x="3.779cm" svg:y="3.787cm" presentation:class="outline" presentation:user-transformed="true">
          <draw:text-box>
            <text:list text:style-name="L3">
              <text:list-item>
                <text:p text:style-name="P4">Special thanks to those who introduced me to URE and UNO development</text:p>
              </text:list-item>
            </text:list>
            <text:list text:style-name="L3">
              <text:list-item>
                <text:list>
                  <text:list-item>
                    <text:p text:style-name="P5">Jürgen Schmidt <text:tab/><text:tab/><text:tab/><text:tab/>(API le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ephan Bergmann<text:tab/><text:tab/><text:tab/>(UDK lead)</text:p>
                  </text:list-item>
                </text:list>
              </text:list-item>
            </text:list>
            <text:list text:style-name="L3">
              <text:list-item>
                <text:p text:style-name="P4">Thanks to all the OOo community members who helped me understanding UNO</text:p>
              </text:list-item>
            </text:list>
            <text:list text:style-name="L3">
              <text:list-item>
                <text:p text:style-name="P4">Thank to the INSA-Lyon computer-science department for giving me time to do this.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2" presentation:class="page"/>
          <draw:frame presentation:style-name="pr1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presentation_5f_template" presentation:presentation-page-layout-name="AL1T0">
        <draw:frame presentation:style-name="pr16" draw:text-style-name="P1" draw:layer="layout" svg:width="16.439cm" svg:height="1.91cm" svg:x="0.26cm" svg:y="0.259cm" presentation:class="title" presentation:user-transformed="true">
          <draw:text-box>
            <text:p text:style-name="P3">Q &amp; A</text:p>
          </draw:text-box>
        </draw:frame>
        <draw:frame presentation:style-name="pr17" draw:text-style-name="P10" draw:layer="layout" svg:width="23.624cm" svg:height="15.393cm" svg:x="3.779cm" svg:y="3.78cm" presentation:class="subtitle">
          <draw:text-box>
            <text:list text:style-name="L1">
              <text:list-item>
                <text:list>
                  <text:list-item>
                    <text:p text:style-name="P9"><text:span text:style-name="T2">Questions &amp; Answ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3" presentation:class="page"/>
          <draw:frame presentation:style-name="pr2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Licenses" draw:style-name="dp3" draw:master-page-name="presentation_5f_template" presentation:presentation-page-layout-name="AL2T1">
        <draw:frame presentation:style-name="pr3" draw:text-style-name="P3" draw:layer="layout" svg:width="16.281cm" svg:height="1.91cm" svg:x="0.418cm" svg:y="0.26cm" presentation:class="title">
          <draw:text-box>
            <text:p text:style-name="P3">Licenses</text:p>
          </draw:text-box>
        </draw:frame>
        <draw:frame presentation:style-name="pr18" draw:text-style-name="P5" draw:layer="layout" svg:width="23.624cm" svg:height="15.386cm" svg:x="3.779cm" svg:y="3.78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This presentation is released under the Public Documentation License (PD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e exercise and it's solution coming with the presentation is released under the GNU Lesser General Public License (LGPL)</text:p>
                  </text:list-item>
                </text:list>
              </text:list-item>
            </text:list>
            <text:list text:style-name="L3">
              <text:list-item>
                <text:p text:style-name="P4">Texts available at</text:p>
              </text:list-item>
            </text:list>
            <text:list text:style-name="L3">
              <text:list-item>
                <text:list>
                  <text:list-item>
                    <text:p text:style-name="P5"><text:a xlink:href="http://www.gnu.org/licenses/licenses.html">http://www.gnu.org/licenses/licenses.html</text:a></text:p>
                  </text:list-item>
                </text:list>
              </text:list-item>
            </text:list>
            <text:list text:style-name="L3">
              <text:list-item>
                <text:p text:style-name="P4">Copyright © 2005: Cedric BOSDONNAT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4" presentation:class="page"/>
          <draw:frame presentation:style-name="pr1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uthor" draw:style-name="dp3" draw:master-page-name="presentation_5f_template" presentation:presentation-page-layout-name="AL1T0">
        <draw:frame presentation:style-name="pr19" draw:text-style-name="P1" draw:layer="layout" svg:width="16.439cm" svg:height="1.91cm" svg:x="0.26cm" svg:y="0.259cm" presentation:class="title" presentation:user-transformed="true">
          <draw:text-box>
            <text:p text:style-name="P3">Author</text:p>
          </draw:text-box>
        </draw:frame>
        <draw:frame presentation:style-name="pr20" draw:text-style-name="P10" draw:layer="layout" svg:width="23.624cm" svg:height="15.393cm" svg:x="3.779cm" svg:y="3.78cm" presentation:class="subtitle">
          <draw:text-box>
            <text:list text:style-name="L1">
              <text:list-item>
                <text:list>
                  <text:list-item>
                    <text:p text:style-name="P9"><text:span text:style-name="T2">Cédric Bosdonnat </text:span><text:span text:style-name="T2"><text:line-break/></text:span><text:span text:style-name="T2">cedric.bosdonnat.ooo@free.f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5" presentation:class="page"/>
          <draw:frame presentation:style-name="pr2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Arrows" style:family="graphic" style:parent-style-name="standard">
      <style:graphic-properties svg:stroke-color="#333366" draw:fill="solid" draw:fill-color="#666699" draw:textarea-horizontal-align="justify" draw:textarea-vertical-align="middle" draw:auto-grow-height="false" fo:min-height="0cm" fo:min-width="0cm"/>
      <style:paragraph-properties fo:text-align="center"/>
    </style:style>
    <style:style style:name="URE" style:family="graphic" style:parent-style-name="standard">
      <style:graphic-properties draw:stroke-dash="Dash_20_1" svg:stroke-color="#333366" draw:fill="solid" draw:fill-color="#ccccff" draw:fill-gradient-name="Gradient_20_7" draw:fill-hatch-name="Hatch_20_1" draw:fill-image-name="Bitmape_20_1" draw:textarea-horizontal-align="center" draw:textarea-vertical-align="middle"/>
      <style:paragraph-properties fo:margin-left="0cm" fo:margin-right="0cm" fo:text-align="center" fo:text-indent="0cm"/>
      <style:text-properties fo:color="#333366" fo:font-family="'Bitstream Vera Sans'" style:font-style-name="Gras" style:font-family-generic="swiss" style:font-pitch="variable" fo:font-size="24pt" fo:font-weight="bold"/>
    </style:style>
    <style:style style:name="Component" style:family="graphic" style:parent-style-name="standard">
      <style:graphic-properties draw:stroke="dash" draw:stroke-dash="_32__20_Dots_20_1_20_Dash" svg:stroke-width="0.1cm" svg:stroke-color="#666666" draw:marker-start-width="0.46cm" draw:marker-end-width="0.46cm" draw:fill="none" draw:fill-color="#47b8b8" draw:fill-gradient-name="Gradient_20_7" draw:fill-hatch-name="Hatch_20_1" draw:fill-image-name="Bitmape_20_1" draw:opacity="50%" draw:fill-image-width="0cm" draw:fill-image-height="0cm" draw:textarea-horizontal-align="center" draw:textarea-vertical-align="bottom" draw:shadow-opacity="50%"/>
      <style:paragraph-properties fo:text-align="center"/>
      <style:text-properties fo:color="#004a4a" fo:font-family="'Bitstream Vera Sans'" style:font-style-name="Roman" style:font-family-generic="swiss" style:font-pitch="variable"/>
    </style:style>
    <style:style style:name="Specs" style:family="graphic" style:parent-style-name="standard">
      <style:graphic-properties draw:stroke-dash="Dash_20_1" svg:stroke-color="#004a4a" draw:fill="solid" draw:fill-color="#198a8a" draw:fill-gradient-name="Gradient_20_7" draw:fill-hatch-name="Hatch_20_1" draw:fill-image-name="Bitmape_20_1" draw:textarea-horizontal-align="center" draw:textarea-vertical-align="middle"/>
      <style:paragraph-properties fo:margin-left="0cm" fo:margin-right="0cm" fo:text-align="center" fo:text-indent="0cm"/>
      <style:text-properties fo:color="#ffffff" fo:font-family="'Bitstream Vera Sans'" style:font-style-name="Roman" style:font-family-generic="swiss" style:font-pitch="variable"/>
    </style:style>
    <style:style style:name="Implementation" style:family="graphic" style:parent-style-name="standard">
      <style:graphic-properties draw:stroke-dash="Dash_20_1" svg:stroke-color="#5e11a6" draw:fill="solid" draw:fill-color="#6b4794" draw:fill-gradient-name="Gradient_20_7" draw:fill-hatch-name="Hatch_20_1" draw:fill-image-name="Bitmape_20_1" draw:textarea-horizontal-align="center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Bitstream Vera Sans'" style:font-style-name="Roman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fr" style:country-asian="FR" style:font-style-asian="normal" style:font-weight-asian="normal" style:font-family-complex="Lucidasans" style:font-pitch-complex="variable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_5f_ooo-title" style:display-name="modele_ooo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/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modele_5f_ooo-subtitle" style:display-name="modele_oo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odele_5f_ooo-background" style:display-name="modele_ooo-background" style:family="presentation">
      <style:graphic-properties draw:stroke="none" draw:fill="none"/>
    </style:style>
    <style:style style:name="modele_5f_ooo-backgroundobjects" style:display-name="modele_ooo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modele_5f_ooo-notes" style:display-name="modele_oo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odele_5f_ooo-outline1" style:display-name="modele_ooo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08cm" fo:height="0.49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85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85%"/>
          </text:list-level-style-bullet>
        </text:list-style>
      </style:graphic-properties>
      <style:paragraph-properties fo:margin-left="1.044cm" fo:margin-right="0cm" fo:margin-top="0.8cm" fo:margin-bottom="0.4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odele_5f_ooo-outline2" style:display-name="modele_ooo-outline2" style:family="presentation" style:parent-style-name="modele_5f_ooo-outline1">
      <style:paragraph-properties fo:margin-left="2.4cm" fo:margin-right="0cm" fo:margin-top="0cm" fo:margin-bottom="0.4cm" fo:text-indent="-0.8cm"/>
      <style:text-properties fo:color="#666699" fo:font-size="24pt" style:font-size-asian="28pt" style:font-size-complex="28pt"/>
    </style:style>
    <style:style style:name="modele_5f_ooo-outline3" style:display-name="modele_ooo-outline3" style:family="presentation" style:parent-style-name="modele_5f_ooo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modele_5f_ooo-outline4" style:display-name="modele_ooo-outline4" style:family="presentation" style:parent-style-name="modele_5f_oo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_5f_ooo-outline5" style:display-name="modele_ooo-outline5" style:family="presentation" style:parent-style-name="modele_5f_oo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_5f_ooo-outline6" style:display-name="modele_ooo-outline6" style:family="presentation" style:parent-style-name="modele_5f_oo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_5f_ooo-outline7" style:display-name="modele_ooo-outline7" style:family="presentation" style:parent-style-name="modele_5f_oo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_5f_ooo-outline8" style:display-name="modele_ooo-outline8" style:family="presentation" style:parent-style-name="modele_5f_oo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_5f_ooo-outline9" style:display-name="modele_ooo-outline9" style:family="presentation" style:parent-style-name="modele_5f_oo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TitreChapitre">
      <style:graphic-properties draw:auto-grow-height="true" draw:auto-grow-width="false" fo:max-height="0cm" fo:min-height="0.7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opacity="80%" draw:textarea-horizontal-align="center" draw:textarea-vertical-align="middle" draw:color-mode="standard" draw:luminance="0%" draw:contrast="0%" draw:gamma="100%" draw:red="0%" draw:green="0%" draw:blue="0%" fo:clip="rect(0cm 0cm 0cm 0cm)" draw:image-opacity="80%" style:mirror="none"/>
    </style:style>
    <style:style style:name="gr9" style:family="graphic" style:parent-style-name="PageNb">
      <style:graphic-properties draw:auto-grow-width="true" fo:min-height="0.5cm" fo:min-width="4cm"/>
    </style:style>
    <style:style style:name="pr1" style:family="presentation" style:parent-style-name="presentation_5f_template-title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r3" style:family="presentation" style:parent-style-name="modele_5f_ooo-title">
      <style:graphic-properties draw:fill-color="#ffffff" draw:auto-grow-height="false" fo:min-height="3.507cm"/>
    </style:style>
    <style:style style:name="pr4" style:family="presentation" style:parent-style-name="modele_5f_ooo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.5cm" fo:margin-right="0cm" fo:text-indent="0cm"/>
    </style:style>
    <style:style style:name="P17" style:family="paragraph">
      <style:paragraph-properties fo:margin-left="0.5cm" fo:margin-right="0cm" fo:text-indent="0cm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draw:frame draw:style-name="gr3" draw:text-style-name="P3" draw:layer="backgroundobjects" svg:width="3.779cm" svg:height="21cm" svg:x="0cm" svg:y="-0.001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3.952cm" svg:height="1.074cm" svg:x="23.661cm" svg:y="19.345cm">
        <draw:text-box>
          <text:p text:style-name="P5"><text:page-number>&lt;numéro&gt;</text:page-number></text:p>
        </draw:text-box>
      </draw:frame>
      <draw:frame draw:style-name="gr5" draw:text-style-name="P17" draw:layer="backgroundobjects" svg:width="14.004cm" svg:height="1.031cm" svg:x="3.779cm" svg:y="19.345cm">
        <draw:text-box>
          <text:p text:style-name="P16"><text:span text:style-name="T1">Getting introduced to URE</text:span></text:p>
        </draw:text-box>
      </draw:frame>
      <draw:frame draw:style-name="gr6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5"/>
        </draw:image>
      </draw:frame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  <style:master-page style:name="modele_5f_ooo" style:display-name="modele_ooo" style:page-layout-name="PM1" draw:style-name="dp1">
      <draw:frame draw:style-name="gr7" draw:text-style-name="P3" draw:layer="backgroundobjects" svg:width="10.228cm" svg:height="1.692cm" svg:x="17.175cm" svg:y="0cm">
        <draw:image xlink:href="Pictures/1000000000000122000000305DBEBD75.png" xlink:type="simple" xlink:show="embed" xlink:actuate="onLoad">
          <text:p text:style-name="P5"/>
        </draw:image>
      </draw:frame>
      <draw:frame draw:style-name="gr8" draw:text-style-name="P3" draw:layer="backgroundobjects" svg:width="3.779cm" svg:height="21cm" svg:x="0cm" svg:y="0cm">
        <draw:image xlink:href="Pictures/100000000000004B0000012C8067281A.png" xlink:type="simple" xlink:show="embed" xlink:actuate="onLoad">
          <text:p text:style-name="P5"/>
        </draw:image>
      </draw:frame>
      <draw:frame presentation:style-name="pr3" draw:text-style-name="P5" draw:layer="backgroundobjects" svg:width="16.439cm" svg:height="1.909cm" svg:x="0.26cm" svg:y="0.26cm" presentation:class="title">
        <draw:text-box>
          <text:p text:style-name="P4">Titre court de doc</text:p>
        </draw:text-box>
      </draw:frame>
      <draw:frame presentation:style-name="pr4" draw:text-style-name="P6" draw:layer="backgroundobjects" svg:width="23.624cm" svg:height="16.135cm" svg:x="3.779cm" svg:y="3.037cm" presentation:class="outline">
        <draw:text-box>
          <text:list text:style-name="L3" text:continue-numbering="true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7" draw:layer="backgroundobjects" svg:width="14.004cm" svg:height="1.031cm" svg:x="3.881cm" svg:y="19.294cm">
        <draw:text-box>
          <text:p text:style-name="P16"><text:span text:style-name="T1">First tour of UNO and URE</text:span></text:p>
        </draw:text-box>
      </draw:frame>
      <draw:frame draw:style-name="gr9" draw:text-style-name="P15" draw:layer="backgroundobjects" svg:width="4.5cm" svg:height="0.988cm" svg:x="23.25cm" svg:y="19.262cm">
        <draw:text-box>
          <text:p text:style-name="P5"><text:page-number>&lt;numéro&gt;</text:page-number></text:p>
        </draw:text-box>
      </draw:frame>
      <presentation:notes style:page-layout-name="PM2">
        <draw:page-thumbnail presentation:style-name="modele_5f_ooo-title" draw:layer="backgroundobjects" svg:width="13.708cm" svg:height="10.281cm" svg:x="3.64cm" svg:y="2.853cm" presentation:class="page"/>
        <draw:frame presentation:style-name="modele_5f_ooo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81$Build-9057</meta:generator>
    <meta:initial-creator>Cédric Bosdonnat</meta:initial-creator>
    <meta:creation-date>2006-09-09T07:53:05</meta:creation-date>
    <dc:creator>Cédric Bosdonnat</dc:creator>
    <dc:date>2006-09-19T08:26:34</dc:date>
    <dc:language>en-GB</dc:language>
    <meta:editing-cycles>10</meta:editing-cycles>
    <meta:editing-duration>PT7H15M39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id="id1">
          <draw:glue-point draw:id="4" svg:x="4.997cm" svg:y="0cm"/>
          <draw:glue-point draw:id="5" svg:x="0cm" svg:y="4.996cm"/>
          <draw:glue-point draw:id="6" svg:x="4.997cm" svg:y="9.407cm"/>
          <draw:glue-point draw:id="7" svg:x="10cm" svg:y="4.996cm"/>
          <draw:path draw:style-name="gr1" draw:text-style-name="P1" draw:layer="layout" svg:width="2.5cm" svg:height="1.501cm" svg:x="0.881cm" svg:y="2.847cm" svg:viewBox="0 0 2501 1502" svg:d="m0 0c0 0 0 0 2500 0 0 0 0 0 0 1206-991-10-957 237-1850 295-320-35-436-63-650-103 0 0 0 0 0-1398z">
            <text:p/>
          </draw:path>
          <draw:frame draw:style-name="gr2" draw:text-style-name="P2" draw:layer="layout" svg:width="2.5cm" svg:height="1.725cm" svg:x="0.881cm" svg:y="2.847cm">
            <draw:text-box>
              <text:p text:style-name="P2">.idl</text:p>
            </draw:text-box>
          </draw:frame>
        </draw:g>
        <draw:g draw:id="id3">
          <draw:glue-point draw:id="4" svg:x="4.997cm" svg:y="0cm"/>
          <draw:glue-point draw:id="5" svg:x="0cm" svg:y="4.996cm"/>
          <draw:glue-point draw:id="6" svg:x="4.997cm" svg:y="9.407cm"/>
          <draw:glue-point draw:id="7" svg:x="10cm" svg:y="4.996cm"/>
          <draw:path draw:style-name="gr1" draw:text-style-name="P1" draw:layer="layout" svg:width="2.5cm" svg:height="1.501cm" svg:x="7.881cm" svg:y="4.347cm" svg:viewBox="0 0 2501 1502" svg:d="m0 0c0 0 0 0 2500 0 0 0 0 0 0 1206-991-10-957 237-1850 295-320-35-436-63-650-103 0 0 0 0 0-1398z">
            <text:p/>
          </draw:path>
          <draw:frame draw:style-name="gr2" draw:text-style-name="P2" draw:layer="layout" svg:width="2.5cm" svg:height="1.725cm" svg:x="7.881cm" svg:y="4.347cm">
            <draw:text-box>
              <text:p text:style-name="P2">.urd</text:p>
            </draw:text-box>
          </draw:frame>
        </draw:g>
        <draw:g draw:id="id5">
          <draw:glue-point draw:id="4" svg:x="4.998cm" svg:y="0cm"/>
          <draw:glue-point draw:id="5" svg:x="0cm" svg:y="4.996cm"/>
          <draw:glue-point draw:id="6" svg:x="4.998cm" svg:y="9.407cm"/>
          <draw:glue-point draw:id="7" svg:x="10cm" svg:y="4.996cm"/>
          <draw:path draw:style-name="gr1" draw:text-style-name="P1" draw:layer="layout" svg:width="4.001cm" svg:height="1.501cm" svg:x="15.381cm" svg:y="4.347cm" svg:viewBox="0 0 4002 1502" svg:d="m0 0c0 0 0 0 4001 0 0 0 0 0 0 1206-1584-10-1530 237-2961 295-511-35-698-63-1040-103 0 0 0 0 0-1398z">
            <text:p/>
          </draw:path>
          <draw:frame draw:style-name="gr2" draw:text-style-name="P2" draw:layer="layout" svg:width="4.001cm" svg:height="1.725cm" svg:x="15.381cm" svg:y="4.347cm">
            <draw:text-box>
              <text:p text:style-name="P2">types.rdb</text:p>
            </draw:text-box>
          </draw:frame>
        </draw:g>
        <draw:g draw:id="id7">
          <draw:glue-point draw:id="4" svg:x="4.997cm" svg:y="0cm"/>
          <draw:glue-point draw:id="5" svg:x="0cm" svg:y="4.996cm"/>
          <draw:glue-point draw:id="6" svg:x="4.997cm" svg:y="9.407cm"/>
          <draw:glue-point draw:id="7" svg:x="10cm" svg:y="4.996cm"/>
          <draw:path draw:style-name="gr1" draw:text-style-name="P1" draw:layer="layout" svg:width="3.009cm" svg:height="1.501cm" svg:x="4.872cm" svg:y="6.347cm" svg:viewBox="0 0 3010 1502" svg:d="m0 0c0 0 0 0 3009 0 0 0 0 0 0 1206-1192-10-1151 237-2227 295-385-35-525-63-782-103 0 0 0 0 0-1398z">
            <text:p/>
          </draw:path>
          <draw:frame draw:style-name="gr2" draw:text-style-name="P2" draw:layer="layout" svg:width="3.009cm" svg:height="1.725cm" svg:x="4.872cm" svg:y="6.347cm">
            <draw:text-box>
              <text:p text:style-name="P2">.class</text:p>
            </draw:text-box>
          </draw:frame>
        </draw:g>
        <draw:rect draw:style-name="gr3" draw:text-style-name="P1" draw:id="id2" draw:layer="layout" svg:width="2.5cm" svg:height="1.5cm" svg:x="4.381cm" svg:y="2.847cm">
          <text:p text:style-name="P2">idlc</text:p>
        </draw:rect>
        <draw:connector draw:style-name="gr4" draw:text-style-name="P1" draw:layer="layout" svg:x1="2.131cm" svg:y1="4.57cm" svg:x2="4.381cm" svg:y2="3.597cm" draw:start-shape="id1" draw:start-glue-point="5" draw:end-shape="id2" draw:end-glue-point="3">
          <text:p/>
        </draw:connector>
        <draw:connector draw:style-name="gr4" draw:text-style-name="P1" draw:layer="layout" svg:x1="6.881cm" svg:y1="3.597cm" svg:x2="7.881cm" svg:y2="5.209cm" draw:start-shape="id2" draw:start-glue-point="1" draw:end-shape="id3" draw:end-glue-point="3">
          <text:p/>
        </draw:connector>
        <draw:rect draw:style-name="gr3" draw:text-style-name="P1" draw:id="id4" draw:layer="layout" svg:width="3.5cm" svg:height="1.5cm" svg:x="11.381cm" svg:y="2.847cm">
          <text:p text:style-name="P2">regmerge</text:p>
        </draw:rect>
        <draw:connector draw:style-name="gr4" draw:text-style-name="P1" draw:layer="layout" svg:x1="9.131cm" svg:y1="4.347cm" svg:x2="11.381cm" svg:y2="3.597cm" draw:start-shape="id3" draw:start-glue-point="0" draw:end-shape="id4" draw:end-glue-point="3">
          <text:p/>
        </draw:connector>
        <draw:connector draw:style-name="gr4" draw:text-style-name="P1" draw:layer="layout" draw:line-skew="0cm 0cm -0.5cm" svg:x1="19.38cm" svg:y1="5.209cm" svg:x2="11.381cm" svg:y2="3.597cm" draw:start-shape="id5" draw:start-glue-point="4" draw:end-shape="id4" draw:end-glue-point="3">
          <text:p/>
        </draw:connector>
        <draw:connector draw:style-name="gr4" draw:text-style-name="P1" draw:layer="layout" svg:x1="14.881cm" svg:y1="3.597cm" svg:x2="17.381cm" svg:y2="4.347cm" draw:start-shape="id4" draw:start-glue-point="1" draw:end-shape="id5" draw:end-glue-point="0">
          <text:p/>
        </draw:connector>
        <draw:rect draw:style-name="gr3" draw:text-style-name="P1" draw:id="id6" draw:layer="layout" svg:width="4cm" svg:height="1.5cm" svg:x="10.881cm" svg:y="5.847cm">
          <text:p text:style-name="P2">javamaker</text:p>
        </draw:rect>
        <draw:connector draw:style-name="gr4" draw:text-style-name="P1" draw:layer="layout" svg:x1="17.381cm" svg:y1="6.07cm" svg:x2="14.881cm" svg:y2="6.597cm" draw:start-shape="id5" draw:start-glue-point="5" draw:end-shape="id6" draw:end-glue-point="1">
          <text:p/>
        </draw:connector>
        <draw:connector draw:style-name="gr4" draw:text-style-name="P1" draw:layer="layout" svg:x1="10.881cm" svg:y1="6.597cm" svg:x2="7.879cm" svg:y2="7.209cm" draw:start-shape="id6" draw:start-glue-point="3" draw:end-shape="id7" draw:end-glue-point="4">
          <text:p/>
        </draw:connector>
        <draw:g draw:id="id9">
          <draw:glue-point draw:id="4" svg:x="4.998cm" svg:y="0cm"/>
          <draw:glue-point draw:id="5" svg:x="0cm" svg:y="4.997cm"/>
          <draw:glue-point draw:id="6" svg:x="4.998cm" svg:y="9.405cm"/>
          <draw:glue-point draw:id="7" svg:x="10cm" svg:y="4.997cm"/>
          <draw:path draw:style-name="gr1" draw:text-style-name="P1" draw:layer="layout" svg:width="4.001cm" svg:height="2.001cm" svg:x="0.381cm" svg:y="7.847cm" svg:viewBox="0 0 4002 2002" svg:d="m0 0c0 0 0 0 4001 0 0 0 0 0 0 1608-1584-13-1531 316-2961 393-511-47-697-84-1040-138 0 0 0 0 0-1863z">
            <text:p/>
          </draw:path>
          <draw:frame draw:style-name="gr2" draw:text-style-name="P2" draw:layer="layout" svg:width="4.001cm" svg:height="1.725cm" svg:x="0.381cm" svg:y="7.847cm">
            <draw:text-box>
              <text:p text:style-name="P2">.java</text:p>
            </draw:text-box>
          </draw:frame>
        </draw:g>
        <draw:rect draw:style-name="gr3" draw:text-style-name="P1" draw:id="id8" draw:layer="layout" svg:width="4.5cm" svg:height="1.5cm" svg:x="8.381cm" svg:y="8.096cm">
          <text:p text:style-name="P2">Javac + jar</text:p>
        </draw:rect>
        <draw:g draw:id="id10">
          <draw:glue-point draw:id="4" svg:x="4.998cm" svg:y="0cm"/>
          <draw:glue-point draw:id="5" svg:x="0cm" svg:y="4.996cm"/>
          <draw:glue-point draw:id="6" svg:x="4.998cm" svg:y="9.407cm"/>
          <draw:glue-point draw:id="7" svg:x="10cm" svg:y="4.996cm"/>
          <draw:path draw:style-name="gr1" draw:text-style-name="P1" draw:layer="layout" svg:width="3cm" svg:height="1.501cm" svg:x="14.881cm" svg:y="8.122cm" svg:viewBox="0 0 3001 1502" svg:d="m0 0c0 0 0 0 3000 0 0 0 0 0 0 1206-1186-10-1147 237-2220 295-382-35-522-63-780-103 0 0 0 0 0-1398z">
            <text:p/>
          </draw:path>
          <draw:frame draw:style-name="gr2" draw:text-style-name="P2" draw:layer="layout" svg:width="3cm" svg:height="1.725cm" svg:x="14.881cm" svg:y="8.122cm">
            <draw:text-box>
              <text:p text:style-name="P2">.jar</text:p>
            </draw:text-box>
          </draw:frame>
        </draw:g>
        <draw:connector draw:style-name="gr4" draw:text-style-name="P1" draw:layer="layout" svg:x1="6.376cm" svg:y1="8.07cm" svg:x2="8.381cm" svg:y2="8.846cm" draw:start-shape="id7" draw:start-glue-point="5" draw:end-shape="id8" draw:end-glue-point="3">
          <text:p/>
        </draw:connector>
        <draw:connector draw:style-name="gr4" draw:text-style-name="P1" draw:layer="layout" draw:line-skew="-0.501cm" svg:x1="4.382cm" svg:y1="8.847cm" svg:x2="8.381cm" svg:y2="8.846cm" draw:start-shape="id9" draw:end-shape="id8" draw:end-glue-point="3">
          <text:p/>
        </draw:connector>
        <draw:connector draw:style-name="gr4" draw:text-style-name="P1" draw:layer="layout" svg:x1="12.881cm" svg:y1="8.846cm" svg:x2="16.381cm" svg:y2="9.845cm" draw:start-shape="id8" draw:start-glue-point="1" draw:end-shape="id10" draw:end-glue-point="5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333366" draw:marker-start-width="0.3cm" draw:marker-start-center="false" draw:marker-end-width="0.3cm" draw:marker-end-center="false" draw:fill="solid" draw:fill-color="#9999cc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333366" style:text-outline="false" style:text-line-through-style="none" fo:font-family="'Bitstream Vera Sans Mono'" style:font-style-name="Normal" style:font-pitch="fixed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47cm" fo:margin-bottom="0.674cm" fo:margin-left="0.381cm" fo:margin-right="0.3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